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0pt" style:font-name-asian="Lucida Console" style:font-size-asian="10pt" style:font-name-complex="Lucida Console" style:font-size-complex="10pt"/>
    </style:style>
    <style:style style:name="P2" style:family="paragraph" style:parent-style-name="Standard">
      <style:paragraph-properties style:text-autospace="none"/>
      <style:text-properties style:use-window-font-color="true" style:font-name="Times New Roman" fo:font-size="10pt" style:font-name-asian="Lucida Console" style:font-size-asian="10pt" style:font-name-complex="Lucida Console" style:font-size-complex="10pt"/>
    </style:style>
    <style:style style:name="P3" style:family="paragraph" style:parent-style-name="Standard">
      <style:text-properties style:use-window-font-color="true" style:font-name="Times New Roman" fo:font-size="10pt" style:font-name-asian="Lucida Console" style:font-size-asian="10pt" style:font-name-complex="Lucida Consol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 Monkeys (1995)</text:p>
      <text:p text:style-name="P2">The 13th Warrior (1999)</text:p>
      <text:p text:style-name="P2">1408 (2007)</text:p>
      <text:p text:style-name="P2">1941 (1979)</text:p>
      <text:p text:style-name="P2">2 Fast 2 Furious (2003)</text:p>
      <text:p text:style-name="P2">300 (2006)</text:p>
      <text:p text:style-name="P2">The 3 Worlds of Gulliver (1960)</text:p>
      <text:p text:style-name="P2">48 Hours (1982)</text:p>
      <text:p text:style-name="P2">49th Parallel (1941)</text:p>
      <text:p text:style-name="P2">The 6th Day (2000)</text:p>
      <text:p text:style-name="P2">7 Faces of Dr Lao (1964)</text:p>
      <text:p text:style-name="P2">The 7th Voyage of Sinbad (1958)</text:p>
      <text:p text:style-name="P2">8 Mile (2002)</text:p>
      <text:p text:style-name="P2">Above the Law (1988)</text:p>
      <text:p text:style-name="P2">Absolute Power (1997)</text:p>
      <text:p text:style-name="P2">The Abyss (1989)</text:p>
      <text:p text:style-name="P2">A Christmas Carol (2009)</text:p>
      <text:p text:style-name="P2">A Connecticut Yankee in King Arthur's Court (1949)</text:p>
      <text:p text:style-name="P2">Adam's Rib (1949)</text:p>
      <text:p text:style-name="P2">The Addams Family (1991)</text:p>
      <text:p text:style-name="P2">The Adventures of Buckaroo Banzai (1984)</text:p>
      <text:p text:style-name="P2">The Adventures of Don Juan (1948)</text:p>
      <text:p text:style-name="P2">The Adventures of Robin Hood (1938)</text:p>
      <text:p text:style-name="P2">A Face in the Crowd (1957)</text:p>
      <text:p text:style-name="P2">After the Sunset (2004)</text:p>
      <text:p text:style-name="P2">A History of Violence (2005)</text:p>
      <text:p text:style-name="P2">Air Force One (1997)</text:p>
      <text:p text:style-name="P2">Airplane (1980)</text:p>
      <text:p text:style-name="P2">A Knight's Tale (2001)</text:p>
      <text:p text:style-name="P2">Alice in Wonderland (2010)</text:p>
      <text:p text:style-name="P2">Alien (1979)</text:p>
      <text:p text:style-name="P2">Alien 3 (1992)</text:p>
      <text:p text:style-name="P2">Alien Nation (1988)</text:p>
      <text:p text:style-name="P2">Alien Resurrection (1997)</text:p>
      <text:p text:style-name="P2">Aliens (1986)</text:p>
      <text:p text:style-name="P2">All the Pretty Horses (2000)</text:p>
      <text:p text:style-name="P2">All the Right Moves (1983)</text:p>
      <text:p text:style-name="P2">Amarcord (1973)</text:p>
      <text:p text:style-name="P2">American Beauty (1999)</text:p>
      <text:p text:style-name="P2">American Flyers (1985)</text:p>
      <text:p text:style-name="P2">American Graffiti (1973)</text:p>
      <text:p text:style-name="P2">American History X (1998)</text:p>
      <text:p text:style-name="P2">American Outlaws (2001)</text:p>
      <text:p text:style-name="P2">American Pie (1999)</text:p>
      <text:p text:style-name="P2">American Pie 2 (2001)</text:p>
      <text:p text:style-name="P2">American Wedding (2003)</text:p>
      <text:p text:style-name="P2">An American Haunting (2006)</text:p>
      <text:p text:style-name="P2">The Andromeda Strain (1971)</text:p>
      <text:p text:style-name="P2">Angel Eyes (2001)</text:p>
      <text:p text:style-name="P2">Animal House (1978)</text:p>
      <text:p text:style-name="P2">Anne of Green Gables (1985)</text:p>
      <text:p text:style-name="P2">Anne of Green Gables: The Continuing Story (2000)</text:p>
      <text:p text:style-name="P2">Anne of Green Gables: The Sequel (1987)</text:p>
      <text:p text:style-name="P2">An Officer and a Gentleman (1982)</text:p>
      <text:p text:style-name="P2">Any Given Sunday (1999)</text:p>
      <text:p text:style-name="P2">The Apartment (1960)</text:p>
      <text:p text:style-name="P2">A Perfect Murder (1998)</text:p>
      <text:p text:style-name="P2">Apocalypse Now (1979)</text:p>
      <text:p text:style-name="P2">Apollo 13 (1995)</text:p>
      <text:p text:style-name="P2">Arachnophobia (1990)</text:p>
      <text:p text:style-name="P1">Armageddon (1998)</text:p>
      <text:p text:style-name="P2">Army of Darkness (1992)</text:p>
      <text:p text:style-name="P2">Arsenic and Old Lace (1944)</text:p>
      <text:p text:style-name="P2">As Good as It Gets (1997)</text:p>
      <text:p text:style-name="P2">The Assassination of Jesse James By the Coward Robert Ford (2007)</text:p>
      <text:p text:style-name="P2">A Tale of Two Cities (1935)</text:p>
      <text:p text:style-name="P2">The A-Team (2010)</text:p>
      <text:p text:style-name="P2">A Time To Kill (1996)</text:p>
      <text:p text:style-name="P2">Auntie Mame (1958)</text:p>
      <text:p text:style-name="P2">Austin Powers in Goldmember (2002)</text:p>
      <text:p text:style-name="P2">Austin Powers: International Man of Mystery (1997)</text:p>
      <text:p text:style-name="P2">Austin Powers: The Spy Who Shagged Me (1999)</text:p>
      <text:p text:style-name="P2">Avatar (2009)</text:p>
      <text:p text:style-name="P2">A View to a Kill (1985)</text:p>
      <text:p text:style-name="P2">Awakenings (1990)</text:p>
      <text:p text:style-name="P2">A Walk in the Clouds (1995)</text:p>
      <text:p text:style-name="P2">Baby Boom (1987)</text:p>
      <text:p text:style-name="P2">The Bachelor and the Bobby-Soxer (1947)</text:p>
      <text:p text:style-name="P2">Backdraft (1991)</text:p>
      <text:p text:style-name="P2">Back to School (1986)</text:p>
      <text:p text:style-name="P2">Back to the Future (1985)</text:p>
      <text:p text:style-name="P2">Back to the Future Part II (1989)</text:p>
      <text:p text:style-name="P2">Back to the Future Part III (1990)</text:p>
      <text:p text:style-name="P2">Bad Boys (1995)</text:p>
      <text:p text:style-name="P2">Bad Boys II (2003)</text:p>
      <text:p text:style-name="P2">Bad Santa (2003)</text:p>
      <text:p text:style-name="P2">Ball of Fire (1941)</text:p>
      <text:p text:style-name="P2">Bandits (2001)</text:p>
      <text:p text:style-name="P2">The Banger Sisters (2002)</text:p>
      <text:p text:style-name="P2">Bangkok Dangerous (2008)</text:p>
      <text:p text:style-name="P2">The Bank Job (2008)</text:p>
      <text:p text:style-name="P2">Barbershop (2002)</text:p>
      <text:p text:style-name="P2">Basic (2003)</text:p>
      <text:p text:style-name="P2">Basic Instinct 2 (2006)</text:p>
      <text:p text:style-name="P2">The Basketball Diaries (1997)</text:p>
      <text:p text:style-name="P2">Batman (1989)</text:p>
      <text:p text:style-name="P2">Batman Begins (2005)</text:p>
      <text:p text:style-name="P2">Batman Forever (1995)</text:p>
      <text:p text:style-name="P2">Batman Returns (1992)</text:p>
      <text:p text:style-name="P2">Batman &amp; Robin (1997)</text:p>
      <text:p text:style-name="P2">Batteries Not Included (1987)</text:p>
      <text:p text:style-name="P2">Battle of the Bulge (1965)</text:p>
      <text:p text:style-name="P2">Bedazzled (2000)</text:p>
      <text:p text:style-name="P2">Bedtime Stories (2008)</text:p>
      <text:p text:style-name="P2">Beetle Juice (1988)</text:p>
      <text:p text:style-name="P2">Being John Malkovich (1999)</text:p>
      <text:p text:style-name="P2">Bell, Book and Candle (1958)</text:p>
      <text:p text:style-name="P2">The Bells of St Mary's (1945)</text:p>
      <text:p text:style-name="P2">Ben-Hur (1959)</text:p>
      <text:p text:style-name="P2">The Best of Times (1986)</text:p>
      <text:p text:style-name="P2">The Best Years of Our Lives (1946)</text:p>
      <text:p text:style-name="P2">Beverly Hills Cop (1984)</text:p>
      <text:p text:style-name="P2">Beverly Hills Ninja (1997)</text:p>
      <text:p text:style-name="P2">Big (1988)</text:p>
      <text:p text:style-name="P2">Big Business (1988)</text:p>
      <text:p text:style-name="P2">The Big Country (1958)</text:p>
      <text:p text:style-name="P2"><text:soft-page-break/>Big Trouble in Little China (1986)</text:p>
      <text:p text:style-name="P2">Bill and Ted's Excellent Adventure (1989)</text:p>
      <text:p text:style-name="P1">Birdman of Alcatraz (1962)</text:p>
      <text:p text:style-name="P2">Bird on a Wire (1990)</text:p>
      <text:p text:style-name="P2">The Birds (1963)</text:p>
      <text:p text:style-name="P2">Black Hawk Down (2001)</text:p>
      <text:p text:style-name="P2">Blade (1998)</text:p>
      <text:p text:style-name="P2">Blade: House of Cathon (2006)</text:p>
      <text:p text:style-name="P2">Blade II (2002)</text:p>
      <text:p text:style-name="P2">Blade Runner (1982)</text:p>
      <text:p text:style-name="P2">Blade: Trinity (2004)</text:p>
      <text:p text:style-name="P2">Blast From the Past (1999)</text:p>
      <text:p text:style-name="P2">Blazing Saddles (1974)</text:p>
      <text:p text:style-name="P2">The Blob (1958)</text:p>
      <text:p text:style-name="P2">Blood Work (2002)</text:p>
      <text:p text:style-name="P2">Blow (2001)</text:p>
      <text:p text:style-name="P2">The Blue Lagoon (1980)</text:p>
      <text:p text:style-name="P2">The Blues Brothers (1980)</text:p>
      <text:p text:style-name="P2">The Bone Collector (1999)</text:p>
      <text:p text:style-name="P2">The Book Of Eli (2010)</text:p>
      <text:p text:style-name="P2">Boondock Saints (1999)</text:p>
      <text:p text:style-name="P2">The Boondock Saints 2 (2009)</text:p>
      <text:p text:style-name="P2">Born Yesterday (1950)</text:p>
      <text:p text:style-name="P2">Bounce (2000)</text:p>
      <text:p text:style-name="P2">The Bourne Identity (2002)</text:p>
      <text:p text:style-name="P2">The Bourne Supremacy (2004)</text:p>
      <text:p text:style-name="P2">The Bourne Ultimatum (2007)</text:p>
      <text:p text:style-name="P2">Boys on the Side (1995)</text:p>
      <text:p text:style-name="P2">Boyz N the Hood (1991)</text:p>
      <text:p text:style-name="P2">Braddock: Missing in Action III (1987)</text:p>
      <text:p text:style-name="P2">Braveheart (1995)</text:p>
      <text:p text:style-name="P2">The Breakfast Club (1985)</text:p>
      <text:p text:style-name="P2">Brewster's Millions (1985)</text:p>
      <text:p text:style-name="P2">The Bridge on the River Kwai (1957)</text:p>
      <text:p text:style-name="P2">Bringing Down the House (2003)</text:p>
      <text:p text:style-name="P2">Bringing Up Baby (1938)</text:p>
      <text:p text:style-name="P2">Brokedown Palace (1999)</text:p>
      <text:p text:style-name="P2">Broken Arrow (1996)</text:p>
      <text:p text:style-name="P2">Brothers (2009)</text:p>
      <text:p text:style-name="P2">Bruce Almighty (2003)</text:p>
      <text:p text:style-name="P2">The Bucket List (2007)</text:p>
      <text:p text:style-name="P2">Bulletproof (2002)</text:p>
      <text:p text:style-name="P2">Bullitt (1968)</text:p>
      <text:p text:style-name="P2">Cabin Fever (2002)</text:p>
      <text:p text:style-name="P2">Cactus Flower (1969)</text:p>
      <text:p text:style-name="P2">Caddyshack (1980)</text:p>
      <text:p text:style-name="P2">The Caine Mutiny (1954)</text:p>
      <text:p text:style-name="P2">Can't Buy Me Love (1987)</text:p>
      <text:p text:style-name="P2">Cape Fear (1962)</text:p>
      <text:p text:style-name="P2">Captain Blood (1935)</text:p>
      <text:p text:style-name="P2">Captain's Courageous (1937)</text:p>
      <text:p text:style-name="P2">Carrie (1976)</text:p>
      <text:p text:style-name="P2">Casablanca (1942)</text:p>
      <text:p text:style-name="P2">Casino Royale (2006)</text:p>
      <text:p text:style-name="P2">Cast Away (2000)</text:p>
      <text:p text:style-name="P2">Cat's Eye (1985)</text:p>
      <text:p text:style-name="P2">Charade (1963)</text:p>
      <text:p text:style-name="P2">The Charge of the Light Brigade (1936)</text:p>
      <text:p text:style-name="P2">Chariots of Fire (1981)</text:p>
      <text:p text:style-name="P2">Charlie Wilson's War (2007)</text:p>
      <text:p text:style-name="P1">Chasing Amy (1997)</text:p>
      <text:p text:style-name="P2">Christine (1983)</text:p>
      <text:p text:style-name="P2">Citizen Kane (1941)</text:p>
      <text:p text:style-name="P2">City Hall (1996)</text:p>
      <text:p text:style-name="P2">Clash of the Titans (1981)</text:p>
      <text:p text:style-name="P2">Clash of the Titans (2010)</text:p>
      <text:p text:style-name="P2">Clear and Present Danger (1994)</text:p>
      <text:p text:style-name="P2">Click (2006)</text:p>
      <text:p text:style-name="P2">Cliffhanger (1993)</text:p>
      <text:p text:style-name="P2">Close Encounters of the Third Kind (1977)</text:p>
      <text:p text:style-name="P2">Clueless (1995)</text:p>
      <text:p text:style-name="P2">Cobra (1986)</text:p>
      <text:p text:style-name="P2">Cocoon (1985)</text:p>
      <text:p text:style-name="P2">Colors (1988)</text:p>
      <text:p text:style-name="P2">The Comancheros (1961)</text:p>
      <text:p text:style-name="P2">Coming to America (1988)</text:p>
      <text:p text:style-name="P2">Commando (1985)</text:p>
      <text:p text:style-name="P2">Con Air (1997)</text:p>
      <text:p text:style-name="P2">Conspiracy Theory (1997)</text:p>
      <text:p text:style-name="P2">Contact (1997)</text:p>
      <text:p text:style-name="P2">Coogan's Bluff (1968)</text:p>
      <text:p text:style-name="P2">Cop Out (2010)</text:p>
      <text:p text:style-name="P2">Couples Retreat (2009)</text:p>
      <text:p text:style-name="P2">The Covenant (2006)</text:p>
      <text:p text:style-name="P2">Coyote Ugly (2000)</text:p>
      <text:p text:style-name="P2">The Craft (1996)</text:p>
      <text:p text:style-name="P2">Crazy People (1990)</text:p>
      <text:p text:style-name="P2">Creepshow (1982)</text:p>
      <text:p text:style-name="P2">Crimson Tide (1995)</text:p>
      <text:p text:style-name="P2">Crocodile Dundee (1986)</text:p>
      <text:p text:style-name="P2">Crocodile Dundee 2 (1988)</text:p>
      <text:p text:style-name="P2">Crossroads (2002)</text:p>
      <text:p text:style-name="P2">Cujo (1983)</text:p>
      <text:p text:style-name="P2">The Curious Case of Benjamin Button (2008)</text:p>
      <text:p text:style-name="P2">The Cutting Edge (1992)</text:p>
      <text:p text:style-name="P2">Dances With Wolves (1990)</text:p>
      <text:p text:style-name="P2">Dante's Peak (1997)</text:p>
      <text:p text:style-name="P2">The Dark Knight (2008)</text:p>
      <text:p text:style-name="P2">Date Night (2010)</text:p>
      <text:p text:style-name="P2">Dave (1993)</text:p>
      <text:p text:style-name="P2">David Copperfield (1935)</text:p>
      <text:p text:style-name="P2">The Day After Tomorrow (2004)</text:p>
      <text:p text:style-name="P2">The Day of the Jackal (1973)</text:p>
      <text:p text:style-name="P2">The Day the Earth Stood Still (1951)</text:p>
      <text:p text:style-name="P2">D.C. Cab (1983)</text:p>
      <text:p text:style-name="P2">The Dead Pool (1988)</text:p>
      <text:p text:style-name="P2">Dead Silence (2007)</text:p>
      <text:p text:style-name="P2">Death Becomes Her (1992)</text:p>
      <text:p text:style-name="P2">Death Wish (1974)</text:p>
      <text:p text:style-name="P2">Deep Blue Sea (1999)</text:p>
      <text:p text:style-name="P2">Deep Impact (1998)</text:p>
      <text:p text:style-name="P2">Definitely, Maybe (2008)</text:p>
      <text:p text:style-name="P2">Derailed (2005)</text:p>
      <text:p text:style-name="P2">Desk Set (1957)</text:p>
      <text:p text:style-name="P2">Desperation (2006)</text:p>
      <text:p text:style-name="P2">The Devil's Advocate (1997)</text:p>
      <text:p text:style-name="P2"><text:soft-page-break/>The Devil's Brigade (1968)</text:p>
      <text:p text:style-name="P2">The Devil's Own (1997)</text:p>
      <text:p text:style-name="P1">Dial M for Murder (1954)</text:p>
      <text:p text:style-name="P2">Diamonds Are Forever (1971)</text:p>
      <text:p text:style-name="P2">Die Another Day (2002)</text:p>
      <text:p text:style-name="P2">Die Hard (1988)</text:p>
      <text:p text:style-name="P2">Die Hard 2: Die Harder (1990)</text:p>
      <text:p text:style-name="P2">Dinner For Schmucks (2010)</text:p>
      <text:p text:style-name="P2">The Dirty Dozen (1967)</text:p>
      <text:p text:style-name="P2">Dirty Harry (1971)</text:p>
      <text:p text:style-name="P2">Dirty Rotten Scoundrels (1988)</text:p>
      <text:p text:style-name="P2">The Distinguished Gentleman (1992)</text:p>
      <text:p text:style-name="P2">Doc Hollywood (1991)</text:p>
      <text:p text:style-name="P2">Dodgeball (2004)</text:p>
      <text:p text:style-name="P2">Donnie Brasco (1997)</text:p>
      <text:p text:style-name="P2">Donovan's Reef (1963)</text:p>
      <text:p text:style-name="P2">Don't Say a Word (2001)</text:p>
      <text:p text:style-name="P2">Double Indemnity (1944)</text:p>
      <text:p text:style-name="P2">Down and Out in Beverly Hills (1986)</text:p>
      <text:p text:style-name="P2">Dragnet (1987)</text:p>
      <text:p text:style-name="P2">Dreamscape (1983)</text:p>
      <text:p text:style-name="P2">Dr. No (1962)</text:p>
      <text:p text:style-name="P2">Dutch (1991)</text:p>
      <text:p text:style-name="P2">Eagle Eye (2008)</text:p>
      <text:p text:style-name="P2">Edge of Darkness (2010)</text:p>
      <text:p text:style-name="P2">Edward Scissorhands (1990)</text:p>
      <text:p text:style-name="P2">El Dorado (1966)</text:p>
      <text:p text:style-name="P2">The Emperor Waltz (1948)</text:p>
      <text:p text:style-name="P2">Empire (2002)</text:p>
      <text:p text:style-name="P2">The Empire Strikes Back (1980)</text:p>
      <text:p text:style-name="P2">Encino Man (1992)</text:p>
      <text:p text:style-name="P2">End of Days (1999)</text:p>
      <text:p text:style-name="P2">The Enemy Below (1957)</text:p>
      <text:p text:style-name="P2">Enemy Mine (1985)</text:p>
      <text:p text:style-name="P2">Enemy of the State (1998)</text:p>
      <text:p text:style-name="P2">The Enforcer (1976)</text:p>
      <text:p text:style-name="P2">Eraser (1996)</text:p>
      <text:p text:style-name="P2">Escape From Alcatraz (1979)</text:p>
      <text:p text:style-name="P2">Eternal Sunshine of the Spotless Mind (2004)</text:p>
      <text:p text:style-name="P2">ET: The Extra-Terrestrial (1982)</text:p>
      <text:p text:style-name="P2">Every Which Way But Loose (1978)</text:p>
      <text:p text:style-name="P2">Executive Decision (1996)</text:p>
      <text:p text:style-name="P2">Exit Wounds (2001)</text:p>
      <text:p text:style-name="P2">The Exorcist (1973)</text:p>
      <text:p text:style-name="P2">The Expendables (2010)</text:p>
      <text:p text:style-name="P2">Face-Off (1997)</text:p>
      <text:p text:style-name="P2">Failure to Launch (2006)</text:p>
      <text:p text:style-name="P2">Fallen (1998)</text:p>
      <text:p text:style-name="P2">Falling Down (1993)</text:p>
      <text:p text:style-name="P2">Fantastic Four: Rise of the Silver Surfer (2007)</text:p>
      <text:p text:style-name="P2">Fantastic Voyage (1966)</text:p>
      <text:p text:style-name="P2">Fast and Furious (2009)</text:p>
      <text:p text:style-name="P2">The Fast and the Furious (2001)</text:p>
      <text:p text:style-name="P2">The Fast and the Furious: Tokyo Drift (2006)</text:p>
      <text:p text:style-name="P2">Fast Times at Ridgemont High (1982)</text:p>
      <text:p text:style-name="P2">Father Goose (1964)</text:p>
      <text:p text:style-name="P2">Ferris Bueller's Day Off (1986)</text:p>
      <text:p text:style-name="P2">Fiddler on the Roof (1971)</text:p>
      <text:p text:style-name="P2">The Fifth Element (1997)</text:p>
      <text:p text:style-name="P2">Final Destination (2000)</text:p>
      <text:p text:style-name="P1">Final Destination 2 (2003)</text:p>
      <text:p text:style-name="P2">Final Destination 3 (2006)</text:p>
      <text:p text:style-name="P2">Fire Down Below (1997)</text:p>
      <text:p text:style-name="P2">Firefox (1982)</text:p>
      <text:p text:style-name="P2">Firestorm (1998)</text:p>
      <text:p text:style-name="P2">First Blood (1982)</text:p>
      <text:p text:style-name="P2">Flashback (1990)</text:p>
      <text:p text:style-name="P2">The Flight of the Phoenix (1965)</text:p>
      <text:p text:style-name="P2">The Fly (1958)</text:p>
      <text:p text:style-name="P2">Flying Leathernecks (1951)</text:p>
      <text:p text:style-name="P2">Footloose (1984)</text:p>
      <text:p text:style-name="P2">Foreign Correspondent (1940)</text:p>
      <text:p text:style-name="P2">Forrest Gump (1994)</text:p>
      <text:p text:style-name="P2">The Fortune Cookie (1966)</text:p>
      <text:p text:style-name="P2">For a Few Dollars More (1965)</text:p>
      <text:p text:style-name="P2">For Your Eyes Only (1981)</text:p>
      <text:p text:style-name="P2">Four Brothers (2005)</text:p>
      <text:p text:style-name="P2">Four Weddings and a Funeral (1994)</text:p>
      <text:p text:style-name="P2">Frailty (2001)</text:p>
      <text:p text:style-name="P2">Freaks (1932)</text:p>
      <text:p text:style-name="P2">Freedom Writers (2007)</text:p>
      <text:p text:style-name="P2">Frequency (2000)</text:p>
      <text:p text:style-name="P2">The Freshman (1990)</text:p>
      <text:p text:style-name="P2">Friday (1995)</text:p>
      <text:p text:style-name="P2">Friday After Next (2002)</text:p>
      <text:p text:style-name="P2">From Paris With Love (2009)</text:p>
      <text:p text:style-name="P2">From Russia With Love (1963)</text:p>
      <text:p text:style-name="P2">Frost: Nixon (2008)</text:p>
      <text:p text:style-name="P2">The Fugitive (1993)</text:p>
      <text:p text:style-name="P2">Full Metal Jacket (1987)</text:p>
      <text:p text:style-name="P2">Furry Vengeance (2010)</text:p>
      <text:p text:style-name="P2">Futurama: Bender's Big Score (2007)</text:p>
      <text:p text:style-name="P2">The Game (1997)</text:p>
      <text:p text:style-name="P2">Get Low (2009)</text:p>
      <text:p text:style-name="P2">Get Shorty (1995)</text:p>
      <text:p text:style-name="P2">The Ghost and Mrs Muir (1947)</text:p>
      <text:p text:style-name="P2">Ghost Busters (1984)</text:p>
      <text:p text:style-name="P2">Ghostbusters II (1989)</text:p>
      <text:p text:style-name="P2">Ghost Rider (2007)</text:p>
      <text:p text:style-name="P2">The Ghost Ship (2002)</text:p>
      <text:p text:style-name="P2">G.I. Jane (1997)</text:p>
      <text:p text:style-name="P2">Gladiator (2000)</text:p>
      <text:p text:style-name="P2">The Glass House (2001)</text:p>
      <text:p text:style-name="P2">The Godfather (1972)</text:p>
      <text:p text:style-name="P2">The Godfather Part II (1974)</text:p>
      <text:p text:style-name="P2">The Godfather Part III (1990)</text:p>
      <text:p text:style-name="P2">Godzilla (1998)</text:p>
      <text:p text:style-name="P2">Going My Way (1944)</text:p>
      <text:p text:style-name="P2">The Golden Child (1986)</text:p>
      <text:p text:style-name="P2">GoldenEye (1995)</text:p>
      <text:p text:style-name="P2">Goldfinger (1964)</text:p>
      <text:p text:style-name="P2">Gone in Sixty Seconds (2000)</text:p>
      <text:p text:style-name="P2">Gone With the Wind (1939)</text:p>
      <text:p text:style-name="P2">Goodbye Mr Chips (1939)</text:p>
      <text:p text:style-name="P2">GoodFellas (1990)</text:p>
      <text:p text:style-name="P2">The Good, the Bad and the Ugly (1966)</text:p>
      <text:p text:style-name="P2"><text:soft-page-break/>The Good Girl (2002)</text:p>
      <text:p text:style-name="P2">The Goonies (1985)</text:p>
      <text:p text:style-name="P1">Gran Torino (2008)</text:p>
      <text:p text:style-name="P2">The Great Escape (1963)</text:p>
      <text:p text:style-name="P2">The Great Outdoors (1988)</text:p>
      <text:p text:style-name="P2">The Great Race (1965)</text:p>
      <text:p text:style-name="P2">The Green Berets (1968)</text:p>
      <text:p text:style-name="P2">The Green Mile (1999)</text:p>
      <text:p text:style-name="P2">Gremlins (1984)</text:p>
      <text:p text:style-name="P2">Gremlins 2: The New Batch (1990)</text:p>
      <text:p text:style-name="P2">The Grifters (1990)</text:p>
      <text:p text:style-name="P2">Grosse Pointe Blank (1997)</text:p>
      <text:p text:style-name="P2">Groundhog Day (1993)</text:p>
      <text:p text:style-name="P2">Grown Ups (2010)</text:p>
      <text:p text:style-name="P2">The Grudge (2004)</text:p>
      <text:p text:style-name="P2">Grumpier Old Men (1995)</text:p>
      <text:p text:style-name="P2">Grumpy Old Men (1993)</text:p>
      <text:p text:style-name="P2">The Guardian (2006)</text:p>
      <text:p text:style-name="P2">Guarding Tess (1994)</text:p>
      <text:p text:style-name="P2">Gunga Din (1939)</text:p>
      <text:p text:style-name="P2">Guns At Batasi (1964)</text:p>
      <text:p text:style-name="P2">The Guns of Navarone (1961)</text:p>
      <text:p text:style-name="P2">Hancock (2008)</text:p>
      <text:p text:style-name="P2">Hang 'Em High (1968)</text:p>
      <text:p text:style-name="P2">The Hangover (2009)</text:p>
      <text:p text:style-name="P2">Hannibal (2001)</text:p>
      <text:p text:style-name="P2">The Happening (2008)</text:p>
      <text:p text:style-name="P2">Happy Accidents (2000)</text:p>
      <text:p text:style-name="P2">Happy Gilmore (1996)</text:p>
      <text:p text:style-name="P2">Hard to Kill (1990)</text:p>
      <text:p text:style-name="P2">Harvey (1950)</text:p>
      <text:p text:style-name="P2">Hatari (1962)</text:p>
      <text:p text:style-name="P2">Heartbreakers (2001)</text:p>
      <text:p text:style-name="P2">Heartbreak Ridge (1986)</text:p>
      <text:p text:style-name="P2">Hellboy (2004)</text:p>
      <text:p text:style-name="P2">Hellboy II: The Golden Army (2008)</text:p>
      <text:p text:style-name="P2">Hellfighters (1968)</text:p>
      <text:p text:style-name="P2">High Anxiety (1977)</text:p>
      <text:p text:style-name="P2">High Crimes (2002)</text:p>
      <text:p text:style-name="P2">Highlander (1986)</text:p>
      <text:p text:style-name="P2">High Noon (1952)</text:p>
      <text:p text:style-name="P2">High Plains Drifter (1973)</text:p>
      <text:p text:style-name="P2">The Hills Have Eyes (2006)</text:p>
      <text:p text:style-name="P2">Hitch (2005)</text:p>
      <text:p text:style-name="P2">Hobson's Choice (1954)</text:p>
      <text:p text:style-name="P2">Hollow Man (2000)</text:p>
      <text:p text:style-name="P2">Hopscotch (1980)</text:p>
      <text:p text:style-name="P2">Houseboat (1958)</text:p>
      <text:p text:style-name="P2">House Calls (1978)</text:p>
      <text:p text:style-name="P2">Howard the Duck (1986)</text:p>
      <text:p text:style-name="P2">How Green Was My Valley (1941)</text:p>
      <text:p text:style-name="P2">How to Lose a Guy in 10 Days (2003)</text:p>
      <text:p text:style-name="P2">Hudson Hawk (1991)</text:p>
      <text:p text:style-name="P2">The Hudsucker Proxy (1994)</text:p>
      <text:p text:style-name="P2">Hulk (2003)</text:p>
      <text:p text:style-name="P2">The Hunt for Red October (1990)</text:p>
      <text:p text:style-name="P2">The Hurt Locker (2008)</text:p>
      <text:p text:style-name="P2">Hustle &amp; Flow (2005)</text:p>
      <text:p text:style-name="P2">I Am Legend (2007)</text:p>
      <text:p text:style-name="P2">The Illusionist (2006)</text:p>
      <text:p text:style-name="P1">The Importance of Being Earnest (1952)</text:p>
      <text:p text:style-name="P2">Inception (2010)</text:p>
      <text:p text:style-name="P2">The Incredible Hulk (2008)</text:p>
      <text:p text:style-name="P2">Independence Day (1996)</text:p>
      <text:p text:style-name="P2">Indiana Jones and the Kingdom of the Crystal Skull (2008)</text:p>
      <text:p text:style-name="P2">Indiana Jones and the Last Crusade (1989)</text:p>
      <text:p text:style-name="P2">Indiana Jones and the Temple of Doom (1984)</text:p>
      <text:p text:style-name="P2">Inglourious Basterds</text:p>
      <text:p text:style-name="P2">In Like Flint (1967)</text:p>
      <text:p text:style-name="P2">Inside Man (2006)</text:p>
      <text:p text:style-name="P2">Insomnia (2002)</text:p>
      <text:p text:style-name="P2">Interview With the Vampire: The Vampire Chronicles (1994)</text:p>
      <text:p text:style-name="P2">In the Heat of the Night (1967)</text:p>
      <text:p text:style-name="P2">In the Line of Fire (1993)</text:p>
      <text:p text:style-name="P2">Invasion of the Body Snatchers (1978)</text:p>
      <text:p text:style-name="P2">Invictus (2009)</text:p>
      <text:p text:style-name="P2">I, Robot (2004)</text:p>
      <text:p text:style-name="P2">Iron Man (2008)</text:p>
      <text:p text:style-name="P2">Iron Man 2 (2010)</text:p>
      <text:p text:style-name="P2">Is Paris Burning (1966)</text:p>
      <text:p text:style-name="P2">The Italian Job (2003)</text:p>
      <text:p text:style-name="P2">It Came from Beneath the Sea (1955)</text:p>
      <text:p text:style-name="P2">It Could Happen to You (1994)</text:p>
      <text:p text:style-name="P2">It Happened One Night (1934)</text:p>
      <text:p text:style-name="P2">Its a Mad Mad Mad Mad World (1963)</text:p>
      <text:p text:style-name="P2">It's a Wonderful Life (1946)</text:p>
      <text:p text:style-name="P2">The Jackal (1997)</text:p>
      <text:p text:style-name="P2">Jackass: The Movie (2002)</text:p>
      <text:p text:style-name="P2">Jagged Edge (1985)</text:p>
      <text:p text:style-name="P2">Jason and the Argonauts (1963)</text:p>
      <text:p text:style-name="P2">Jaws (1975)</text:p>
      <text:p text:style-name="P2">Jeepers Creepers (2001)</text:p>
      <text:p text:style-name="P2">Jet Li's Fearless (2006)</text:p>
      <text:p text:style-name="P2">Joe Dirt (2001)</text:p>
      <text:p text:style-name="P2">The Jonses (2009)</text:p>
      <text:p text:style-name="P2">Journey To The Center Of The Earth (2008)</text:p>
      <text:p text:style-name="P2">Jumanji (1995)</text:p>
      <text:p text:style-name="P2">Jumpin' Jack Flash (1986)</text:p>
      <text:p text:style-name="P2">Jurassic Park (1993)</text:p>
      <text:p text:style-name="P2">Jurassic Park III (2001)</text:p>
      <text:p text:style-name="P2">Just Cause (1995)</text:p>
      <text:p text:style-name="P2">Just Like Heaven (2005)</text:p>
      <text:p text:style-name="P2">Just Married (2003)</text:p>
      <text:p text:style-name="P2">The Karate Kid (1984)</text:p>
      <text:p text:style-name="P2">The Karate Kid (2010)</text:p>
      <text:p text:style-name="P2">Kate and Leopold (2001)</text:p>
      <text:p text:style-name="P2">Kelly's Heroes (1970)</text:p>
      <text:p text:style-name="P2">Key Largo (1948)</text:p>
      <text:p text:style-name="P2">Kick-Ass (2010)</text:p>
      <text:p text:style-name="P2">Kill Bill: Volume 1 (2003)</text:p>
      <text:p text:style-name="P2">Kill Bill: Volume 2 (2004)</text:p>
      <text:p text:style-name="P2">Kindergarten Cop (1990)</text:p>
      <text:p text:style-name="P2">The King and I (1956)</text:p>
      <text:p text:style-name="P2">Kingpin (1996)</text:p>
      <text:p text:style-name="P2">Kiss the Dragon (2001)</text:p>
      <text:p text:style-name="P2">Kiss the Girls (1997)</text:p>
      <text:p text:style-name="P2"><text:soft-page-break/>Knight and Day (2010)</text:p>
      <text:p text:style-name="P2">Knockaround Guys (2001)</text:p>
      <text:p text:style-name="P1">Knocked Up (2007)</text:p>
      <text:p text:style-name="P2">Knowing (2008)</text:p>
      <text:p text:style-name="P2">L.A. Confidential (1997)</text:p>
      <text:p text:style-name="P2">The Last Boy Scout (1991)</text:p>
      <text:p text:style-name="P2">Last Chance Harvey (2009)</text:p>
      <text:p text:style-name="P2">L.A. Story (1991)</text:p>
      <text:p text:style-name="P2">The Last Starfighter (1984)</text:p>
      <text:p text:style-name="P2">The Lavender Hill Mob (1951)</text:p>
      <text:p text:style-name="P2">Lawrence of Arabia (1962)</text:p>
      <text:p text:style-name="P2">The Legend of Bagger Vance (2000)</text:p>
      <text:p text:style-name="P2">Lethal Weapon (1987)</text:p>
      <text:p text:style-name="P2">Lethal Weapon 2 (1989)</text:p>
      <text:p text:style-name="P2">Licence to Kill (1989)</text:p>
      <text:p text:style-name="P2">Little Shop of Horrors (1986)</text:p>
      <text:p text:style-name="P2">Little Voice (1998)</text:p>
      <text:p text:style-name="P2">Live and Let Die (1973)</text:p>
      <text:p text:style-name="P2">Live Free or Die Hard (2007)</text:p>
      <text:p text:style-name="P2">The Lives of Others (2006)</text:p>
      <text:p text:style-name="P2">The Living Daylights (1987)</text:p>
      <text:p text:style-name="P2">The Longest Day (1962)</text:p>
      <text:p text:style-name="P2">The Longest Yard (1974)</text:p>
      <text:p text:style-name="P2">Lord of the Flies (1963)</text:p>
      <text:p text:style-name="P2">Lord of the Flies (1990)</text:p>
      <text:p text:style-name="P2">The Lord of the Rings: The Fellowship of the Ring (2001)</text:p>
      <text:p text:style-name="P2">The Lord of the Rings: The Return of the King (2003)</text:p>
      <text:p text:style-name="P2">The Lord of the Rings: The Two Towers (2002)</text:p>
      <text:p text:style-name="P2">Machete (2010)</text:p>
      <text:p text:style-name="P2">Mad Max (1979)</text:p>
      <text:p text:style-name="P2">Mad Max Beyond Thunderdome (1985)</text:p>
      <text:p text:style-name="P2">Magnum Force (1973)</text:p>
      <text:p text:style-name="P2">Major League (1989)</text:p>
      <text:p text:style-name="P2">Making Waves (2004)</text:p>
      <text:p text:style-name="P2">The Maltese Falcon (1941)</text:p>
      <text:p text:style-name="P2">Mamma Mia (2008)</text:p>
      <text:p text:style-name="P2">The Manchurian Candidate (1962)</text:p>
      <text:p text:style-name="P2">The Manchurian Candidate (2004)</text:p>
      <text:p text:style-name="P2">The Manhattan Project (1986)</text:p>
      <text:p text:style-name="P2">Man On Fire (2004)</text:p>
      <text:p text:style-name="P2">The Man Who Knew Too Much (1956)</text:p>
      <text:p text:style-name="P2">The Man Who Shot Liberty Valance (1962)</text:p>
      <text:p text:style-name="P2">The Man with the Golden Gun (1974)</text:p>
      <text:p text:style-name="P2">Mars Attacks (1996)</text:p>
      <text:p text:style-name="P2">Marty (1955)</text:p>
      <text:p text:style-name="P2">MASH (1970)</text:p>
      <text:p text:style-name="P2">The Mask (1994)</text:p>
      <text:p text:style-name="P2">Master and Commander: The Far Side of the World (2003)</text:p>
      <text:p text:style-name="P2">The Matrix (1999)</text:p>
      <text:p text:style-name="P2">The Matrix: Reloaded (2003)</text:p>
      <text:p text:style-name="P2">The Matrix: Revolutions (2003)</text:p>
      <text:p text:style-name="P2">Maverick (1994)</text:p>
      <text:p text:style-name="P2">The McKenzie Break (1970)</text:p>
      <text:p text:style-name="P2">McLintock (1963)</text:p>
      <text:p text:style-name="P2">Medicine Man (1992)</text:p>
      <text:p text:style-name="P2">Meet Joe Black (1998)</text:p>
      <text:p text:style-name="P2">Meet John Doe (1941)</text:p>
      <text:p text:style-name="P2">Memoirs of a Geisha (2005)</text:p>
      <text:p text:style-name="P2">Memphis Belle (1990)</text:p>
      <text:p text:style-name="P2">Me, Myself &amp; Irene (2000)</text:p>
      <text:p text:style-name="P1">Men in Black (1997)</text:p>
      <text:p text:style-name="P2">Men In Black II (2002)</text:p>
      <text:p text:style-name="P2">Men of Honor (2000)</text:p>
      <text:p text:style-name="P2">The Men Who Stare at Goats (2009)</text:p>
      <text:p text:style-name="P2">Michael (1996)</text:p>
      <text:p text:style-name="P2">Midnight in the Garden of Good and Evil (1997)</text:p>
      <text:p text:style-name="P2">Midway (1976)</text:p>
      <text:p text:style-name="P2">Mirrors 2 (2010)</text:p>
      <text:p text:style-name="P2">Missing in Action 2: The Beginning (1985)</text:p>
      <text:p text:style-name="P2">Mission Impossible (1996)</text:p>
      <text:p text:style-name="P2">Mission Impossible 2 (2000)</text:p>
      <text:p text:style-name="P2">Mission Impossible III</text:p>
      <text:p text:style-name="P2">Mister Roberts (1955)</text:p>
      <text:p text:style-name="P2">Monkey Business (1952)</text:p>
      <text:p text:style-name="P2">Monty Python and the Holy Grail (1975)</text:p>
      <text:p text:style-name="P2">Moonraker (1979)</text:p>
      <text:p text:style-name="P2">Mother, Jugs and Speed (1976)</text:p>
      <text:p text:style-name="P2">The Mouse That Roared (1959)</text:p>
      <text:p text:style-name="P2">Mr Blandings Builds His Dream House (1948)</text:p>
      <text:p text:style-name="P2">Mr Deeds Goes to Town (1936)</text:p>
      <text:p text:style-name="P2">Mr Majestyk (1974)</text:p>
      <text:p text:style-name="P2">The Mummy (1999)</text:p>
      <text:p text:style-name="P2">The Mummy Returns (2001)</text:p>
      <text:p text:style-name="P2">Munich (2005)</text:p>
      <text:p text:style-name="P2">Murder 101 (1991)</text:p>
      <text:p text:style-name="P2">Murder at 1600 (1997)</text:p>
      <text:p text:style-name="P2">Murder on the Orient Express (1974)</text:p>
      <text:p text:style-name="P2">The Music Man (1962)</text:p>
      <text:p text:style-name="P2">Must Love Dogs (2005)</text:p>
      <text:p text:style-name="P2">Mutiny on the Bounty (1935)</text:p>
      <text:p text:style-name="P2">My Big Fat Greek Wedding (2002)</text:p>
      <text:p text:style-name="P2">My Blue Heaven (1990)</text:p>
      <text:p text:style-name="P2">My Cousin Vinny (1992)</text:p>
      <text:p text:style-name="P2">My Fair Lady (1964)</text:p>
      <text:p text:style-name="P2">My Favorite Wife (1940)</text:p>
      <text:p text:style-name="P2">My Fellow Americans (1996)</text:p>
      <text:p text:style-name="P2">The Naked Gun (1988)</text:p>
      <text:p text:style-name="P2">Nanny McPhee (2005)</text:p>
      <text:p text:style-name="P2">Nanny McPhee Returns (2010)</text:p>
      <text:p text:style-name="P2">Napoleon Dynamite (2004)</text:p>
      <text:p text:style-name="P2">National Treasure (2004)</text:p>
      <text:p text:style-name="P2">National Treasure 2: Book of Secrets (2007)</text:p>
      <text:p text:style-name="P2">The Natural (1984)</text:p>
      <text:p text:style-name="P2">Needful Things (1993)</text:p>
      <text:p text:style-name="P2">The NeverEnding Story (1984)</text:p>
      <text:p text:style-name="P2">The NeverEnding Story II: The Next Chapter (1991)</text:p>
      <text:p text:style-name="P2">Never Say Never Again (1983)</text:p>
      <text:p text:style-name="P2">New In Town (2009)</text:p>
      <text:p text:style-name="P2">Next (2007)</text:p>
      <text:p text:style-name="P2">Next Friday (2000)</text:p>
      <text:p text:style-name="P2">Night at the Museum (2006)</text:p>
      <text:p text:style-name="P2">Night Hawks (1981)</text:p>
      <text:p text:style-name="P2">Night Shift (1982)</text:p>
      <text:p text:style-name="P2">No Country For Old Men (2007)</text:p>
      <text:p text:style-name="P2">No Mercy (1986)</text:p>
      <text:p text:style-name="P2">North by Northwest (1959)</text:p>
      <text:p text:style-name="P2"><text:soft-page-break/>North to Alaska (1960)</text:p>
      <text:p text:style-name="P2">Notting Hill (1999)</text:p>
      <text:p text:style-name="P1">The Number 23 (2007)</text:p>
      <text:p text:style-name="P2">Nurse Betty (2000)</text:p>
      <text:p text:style-name="P2">O Brother Where Art Thou (2000)</text:p>
      <text:p text:style-name="P2">Ocean's Eleven (2001)</text:p>
      <text:p text:style-name="P2">Ocean's Twelve (2004)</text:p>
      <text:p text:style-name="P2">October Sky (1999)</text:p>
      <text:p text:style-name="P2">Octopussy (1983)</text:p>
      <text:p text:style-name="P2">The Odd Couple (1968)</text:p>
      <text:p text:style-name="P2">The Odessa File (1974)</text:p>
      <text:p text:style-name="P2">O Henry's Full House (1952)</text:p>
      <text:p text:style-name="P2">The Omen (1976)</text:p>
      <text:p text:style-name="P2">The One and Only (1978)</text:p>
      <text:p text:style-name="P2">On Her Majesty's Secret Service (1969)</text:p>
      <text:p text:style-name="P2">Open Range (2003)</text:p>
      <text:p text:style-name="P2">Operation Petticoat (1959)</text:p>
      <text:p text:style-name="P2">Other People's Money (1991)</text:p>
      <text:p text:style-name="P2">Out for Justice (1991)</text:p>
      <text:p text:style-name="P2">Overboard (1987)</text:p>
      <text:p text:style-name="P2">Paper Moon (1973)</text:p>
      <text:p text:style-name="P2">Passenger 57 (1992)</text:p>
      <text:p text:style-name="P2">The Passion of the Christ (2004)</text:p>
      <text:p text:style-name="P2">Patch Adams (1998)</text:p>
      <text:p text:style-name="P2">The Patriot (2000)</text:p>
      <text:p text:style-name="P2">Patriot Games (1992)</text:p>
      <text:p text:style-name="P2">Patton (1970)</text:p>
      <text:p text:style-name="P2">Payback (1999)</text:p>
      <text:p text:style-name="P2">Pearl Harbor (2001)</text:p>
      <text:p text:style-name="P2">The Pelican Brief (1993)</text:p>
      <text:p text:style-name="P2">People Will Talk (1951)</text:p>
      <text:p text:style-name="P2">Percy Jackson and the Olympians: The Lightning Thief (2010)</text:p>
      <text:p text:style-name="P2">The Perfect Storm (2000)</text:p>
      <text:p text:style-name="P2">Phantasm (1979)</text:p>
      <text:p text:style-name="P2">The Phantom of the Opera (2004)</text:p>
      <text:p text:style-name="P2">Phenomenon (1996)</text:p>
      <text:p text:style-name="P2">The Philadelphia Experiment (1984)</text:p>
      <text:p text:style-name="P2">Piranha (2010)</text:p>
      <text:p text:style-name="P2">Pirates of the Caribbean: At World's End (2007)</text:p>
      <text:p text:style-name="P2">Pirates of the Caribbean: Dead Man's Chest (2006)</text:p>
      <text:p text:style-name="P2">Pirates of the Caribbean: The Curse of the Black Pearl (2003)</text:p>
      <text:p text:style-name="P2">Planes, Trains and Automobiles (1987)</text:p>
      <text:p text:style-name="P2">Planet 51 (2010)</text:p>
      <text:p text:style-name="P2">Planet of the Apes (1968)</text:p>
      <text:p text:style-name="P2">Pleasantville (1998)</text:p>
      <text:p text:style-name="P2">Point Blank (1967)</text:p>
      <text:p text:style-name="P2">Point Break (1991)</text:p>
      <text:p text:style-name="P2">Police Academy (1984)</text:p>
      <text:p text:style-name="P2">Police Academy 2: Their First Assignment (1985)</text:p>
      <text:p text:style-name="P2">Poltergeist (1982)</text:p>
      <text:p text:style-name="P2">Porky's (1982)</text:p>
      <text:p text:style-name="P2">Porky's 3: Revenge (1985)</text:p>
      <text:p text:style-name="P2">Porky's II: The Next Day (1983)</text:p>
      <text:p text:style-name="P2">Poseidon (2006)</text:p>
      <text:p text:style-name="P2">The Poseidon Adventure (1972)</text:p>
      <text:p text:style-name="P2">The Postman (1997)</text:p>
      <text:p text:style-name="P2">Practical Magic (1998)</text:p>
      <text:p text:style-name="P2">Predator (1987)</text:p>
      <text:p text:style-name="P2">Predators (2010)</text:p>
      <text:p text:style-name="P2">The President's Analyst (1967)</text:p>
      <text:p text:style-name="P1">Pretty Woman (1990)</text:p>
      <text:p text:style-name="P2">The Princess Bride (1987)</text:p>
      <text:p text:style-name="P2">The Prisoner of Zenda (1937)</text:p>
      <text:p text:style-name="P2">Private Benjamin (1980)</text:p>
      <text:p text:style-name="P2">The Professional (1994)</text:p>
      <text:p text:style-name="P2">Psycho (1960)</text:p>
      <text:p text:style-name="P2">Pulp Fiction (1994)</text:p>
      <text:p text:style-name="P2">Pump Up the Volume (1990)</text:p>
      <text:p text:style-name="P2">The Pursuit Of Happyness (2006)</text:p>
      <text:p text:style-name="P2">Quantum of Solace (2008)</text:p>
      <text:p text:style-name="P2">Quick Change (1990)</text:p>
      <text:p text:style-name="P2">The Quiet Man (1952)</text:p>
      <text:p text:style-name="P2">Quigley Down Under (1990)</text:p>
      <text:p text:style-name="P2">Raiders of the Lost Ark (1981)</text:p>
      <text:p text:style-name="P2">Raising Arizona (1987)</text:p>
      <text:p text:style-name="P2">Rambo: First Blood Part II (1985)</text:p>
      <text:p text:style-name="P2">Ransom (1996)</text:p>
      <text:p text:style-name="P2">Rare Birds (2002)</text:p>
      <text:p text:style-name="P2">Real Genius (1985)</text:p>
      <text:p text:style-name="P2">Rear Window (1954)</text:p>
      <text:p text:style-name="P2">Red Dawn (1984)</text:p>
      <text:p text:style-name="P2">Red Dragon (2002)</text:p>
      <text:p text:style-name="P2">Red Eye (2005)</text:p>
      <text:p text:style-name="P2">Red Heat (1988)</text:p>
      <text:p text:style-name="P2">Repo Men (2010)</text:p>
      <text:p text:style-name="P2">Reservoir Dogs (1992)</text:p>
      <text:p text:style-name="P2">Return of the Fly (1959)</text:p>
      <text:p text:style-name="P2">Return of the Jedi (1983)</text:p>
      <text:p text:style-name="P2">Return to the Blue Lagoon (1991)</text:p>
      <text:p text:style-name="P2">Revenge of the Nerds (1984)</text:p>
      <text:p text:style-name="P2">Revenge of the Nerds II: Nerds in Paradise (1987)</text:p>
      <text:p text:style-name="P2">Riding the Bullet (2004)</text:p>
      <text:p text:style-name="P2">Rio Bravo (1959)</text:p>
      <text:p text:style-name="P2">The Road (2009)</text:p>
      <text:p text:style-name="P2">Road House (1989)</text:p>
      <text:p text:style-name="P2">The Road Warrior (1981)</text:p>
      <text:p text:style-name="P2">Robin Hood (2010)</text:p>
      <text:p text:style-name="P2">Robin Hood: Prince of Thieves (1991)</text:p>
      <text:p text:style-name="P2">The Rock (1996)</text:p>
      <text:p text:style-name="P2">Rocky (1976)</text:p>
      <text:p text:style-name="P2">Rocky II (1979)</text:p>
      <text:p text:style-name="P2">Rocky III (1982)</text:p>
      <text:p text:style-name="P2">Rocky IV (1985)</text:p>
      <text:p text:style-name="P2">Rocky V (1990)</text:p>
      <text:p text:style-name="P2">Romancing the Stone (1984)</text:p>
      <text:p text:style-name="P2">Roman Holiday (1953)</text:p>
      <text:p text:style-name="P2">Rope (1948)</text:p>
      <text:p text:style-name="P2">Roxanne (1987)</text:p>
      <text:p text:style-name="P2">Rules of Engagement (2000)</text:p>
      <text:p text:style-name="P2">Run Silent Run Deep (1958)</text:p>
      <text:p text:style-name="P2">The Russians Are Coming the Russians Are Coming (1966)</text:p>
      <text:p text:style-name="P2">Ruthless People (1986)</text:p>
      <text:p text:style-name="P2">RV (2006)</text:p>
      <text:p text:style-name="P2">Sabrina (1954)</text:p>
      <text:p text:style-name="P2">Sabrina (1995)</text:p>
      <text:p text:style-name="P2">Sahara (2005)</text:p>
      <text:p text:style-name="P2"><text:soft-page-break/>The Saint (1997)</text:p>
      <text:p text:style-name="P2">Salt (2010)</text:p>
      <text:p text:style-name="P1">Saving Private Ryan (1998)</text:p>
      <text:p text:style-name="P2">Saw II (2005)</text:p>
      <text:p text:style-name="P2">The Scarlet Pimpernel (1934)</text:p>
      <text:p text:style-name="P2">Scent of a Woman (1992)</text:p>
      <text:p text:style-name="P2">School Ties (1992)</text:p>
      <text:p text:style-name="P2">Scrooge (1935)</text:p>
      <text:p text:style-name="P2">Scrooged (1988)</text:p>
      <text:p text:style-name="P2">The Searchers (1956)</text:p>
      <text:p text:style-name="P2">The Secret of My Success (1987)</text:p>
      <text:p text:style-name="P2">See No Evil, Hear No Evil (1989)</text:p>
      <text:p text:style-name="P2">Sergeant York (1941)</text:p>
      <text:p text:style-name="P2">Set It Off (1996)</text:p>
      <text:p text:style-name="P2">Seven Pounds (2008)</text:p>
      <text:p text:style-name="P2">Shadow of a Doubt (1943)</text:p>
      <text:p text:style-name="P2">Shallow Hal (2001)</text:p>
      <text:p text:style-name="P2">The Shawshank Redemption (1994)</text:p>
      <text:p text:style-name="P2">Sherlock Holmes (2009)</text:p>
      <text:p text:style-name="P2">She Wore a Yellow Ribbon (1949)</text:p>
      <text:p text:style-name="P2">The Shining (1980)</text:p>
      <text:p text:style-name="P2">Shoot 'Em Up (2007)</text:p>
      <text:p text:style-name="P2">Shooter (2007)</text:p>
      <text:p text:style-name="P2">The Shootist (1976)</text:p>
      <text:p text:style-name="P2">The Shop Around the Corner (1940)</text:p>
      <text:p text:style-name="P2">Short Circuit (1986)</text:p>
      <text:p text:style-name="P2">Short Circuit 2 (1988)</text:p>
      <text:p text:style-name="P2">Shrek (2001)</text:p>
      <text:p text:style-name="P2">Shrek 2 (2004)</text:p>
      <text:p text:style-name="P2">Shutter Island (2010)</text:p>
      <text:p text:style-name="P2">The Silence of the Lambs (1991)</text:p>
      <text:p text:style-name="P2">Six Days, Seven Nights (1998)</text:p>
      <text:p text:style-name="P2">Sixteen Candles (1984)</text:p>
      <text:p text:style-name="P2">The Sixth Sense (1999)</text:p>
      <text:p text:style-name="P2">Sleepy Hollow (1999)</text:p>
      <text:p text:style-name="P2">Snow Buddies (2008)</text:p>
      <text:p text:style-name="P2">Something's Gotta Give (2003)</text:p>
      <text:p text:style-name="P2">The Sons of Katie Elder (1965)</text:p>
      <text:p text:style-name="P2">The Sorcerer's Apprentice (2010)</text:p>
      <text:p text:style-name="P2">The Sound of Music (1965)</text:p>
      <text:p text:style-name="P2">Soylent Green (1973)</text:p>
      <text:p text:style-name="P2">Spaceballs (1987)</text:p>
      <text:p text:style-name="P2">Space Cowboys (2000)</text:p>
      <text:p text:style-name="P2">Spawn (1997)</text:p>
      <text:p text:style-name="P2">Speed (1994)</text:p>
      <text:p text:style-name="P2">Spider-Man (2002)</text:p>
      <text:p text:style-name="P2">Spider-Man 2 (2004)</text:p>
      <text:p text:style-name="P2">Spider-Man 3 (2007)</text:p>
      <text:p text:style-name="P2">Splice (2009)</text:p>
      <text:p text:style-name="P2">The Spy Who Loved Me (1977)</text:p>
      <text:p text:style-name="P2">Stalag 17 (1953)</text:p>
      <text:p text:style-name="P2">Stargate (1994)</text:p>
      <text:p text:style-name="P2">Starman (1984)</text:p>
      <text:p text:style-name="P2">Star Trek (2009)</text:p>
      <text:p text:style-name="P2">Star Trek 2: The Wrath of Khan (1982)</text:p>
      <text:p text:style-name="P2">Star Trek 3: The Search for Spock (1984)</text:p>
      <text:p text:style-name="P2">Star Trek: First Contact (1996)</text:p>
      <text:p text:style-name="P2">Star Trek: Generations (1994)</text:p>
      <text:p text:style-name="P2">Star Trek: Insurrection (1998)</text:p>
      <text:p text:style-name="P2">Star Trek IV: The Voyage Home (1986)</text:p>
      <text:p text:style-name="P1">Star Trek: Nemesis (2002)</text:p>
      <text:p text:style-name="P2">Star Trek: The Motion Picture (1979)</text:p>
      <text:p text:style-name="P2">Star Trek VI: The Undiscovered Country (1991)</text:p>
      <text:p text:style-name="P2">Star Trek V: The Final Frontier (1989)</text:p>
      <text:p text:style-name="P2">Star Wars (1977)</text:p>
      <text:p text:style-name="P2">Star Wars: Episode II: Attack of the Clones (2002)</text:p>
      <text:p text:style-name="P2">Star Wars: Episode III: Revenge of the Sith (2005)</text:p>
      <text:p text:style-name="P2">Star Wars: Episode I: The Phantom Menace (1999)</text:p>
      <text:p text:style-name="P2">The Sting (1973)</text:p>
      <text:p text:style-name="P2">Storm of the Century (1999)</text:p>
      <text:p text:style-name="P2">Strangers on a Train (1951)</text:p>
      <text:p text:style-name="P2">Striking Distance (1993)</text:p>
      <text:p text:style-name="P2">Stripes (1981)</text:p>
      <text:p text:style-name="P2">Sudden Impact (1983)</text:p>
      <text:p text:style-name="P2">Superman II (1980)</text:p>
      <text:p text:style-name="P2">Superman Returns (2009)</text:p>
      <text:p text:style-name="P2">Superman : <text:s/>The Movie (1978)</text:p>
      <text:p text:style-name="P2">Support Your Local Gunfighter (1971)</text:p>
      <text:p text:style-name="P2">Support Your Local Sheriff (1969)</text:p>
      <text:p text:style-name="P2">Sweet Home Alabama (2002)</text:p>
      <text:p text:style-name="P2">Swordfish (2001)</text:p>
      <text:p text:style-name="P2">Tango &amp; Cash (1989)</text:p>
      <text:p text:style-name="P2">The Teahouse of the August Moon (1956)</text:p>
      <text:p text:style-name="P2">Teen Wolf (1985)</text:p>
      <text:p text:style-name="P2">Teen Wolf Too (1987)</text:p>
      <text:p text:style-name="P2">The Terminal (2004)</text:p>
      <text:p text:style-name="P2">The Terminator (1984)</text:p>
      <text:p text:style-name="P2">Terminator 2-Judgement Day (1991)</text:p>
      <text:p text:style-name="P2">There Will Be Blood (2007)</text:p>
      <text:p text:style-name="P2">The Thief of Bagdad (1924)</text:p>
      <text:p text:style-name="P2">The Thief of Bagdad (1940)</text:p>
      <text:p text:style-name="P2">The Thing (1982)</text:p>
      <text:p text:style-name="P2">Those Magnificent Men in Their Flying Machines (1965)</text:p>
      <text:p text:style-name="P2">Three O'clock High (1987)</text:p>
      <text:p text:style-name="P2">Throw Momma From the Train (1987)</text:p>
      <text:p text:style-name="P2">Thunderball (1965)</text:p>
      <text:p text:style-name="P2">The Time Machine (1960)</text:p>
      <text:p text:style-name="P2">To Catch a Thief (1955)</text:p>
      <text:p text:style-name="P2">To Kill a Mockingbird (1962)</text:p>
      <text:p text:style-name="P2">To Live and Die in L.A. (1985)</text:p>
      <text:p text:style-name="P2">Tombstone (1993)</text:p>
      <text:p text:style-name="P2">Tomorrow Never Dies (1997)</text:p>
      <text:p text:style-name="P2">Tootsie (1982)</text:p>
      <text:p text:style-name="P2">Tora Tora Tora (1970)</text:p>
      <text:p text:style-name="P2">Total Recall (1990)</text:p>
      <text:p text:style-name="P2">Trading Places (1983)</text:p>
      <text:p text:style-name="P2">Training Day (2001)</text:p>
      <text:p text:style-name="P2">Transformers: Revenge of the Fallen (2009)</text:p>
      <text:p text:style-name="P2">The Treasure of the Sierra Madre (1948)</text:p>
      <text:p text:style-name="P2">The Triplets of Belleville (2003)</text:p>
      <text:p text:style-name="P2">The Trouble With Harry (1955)</text:p>
      <text:p text:style-name="P2">True Grit (1969)</text:p>
      <text:p text:style-name="P2">True Lies (1994)</text:p>
      <text:p text:style-name="P2">The Truman Show (1998)</text:p>
      <text:p text:style-name="P2">The Truth About Cats and Dogs (1996)</text:p>
      <text:p text:style-name="P2">Turk 182! (1985)</text:p>
      <text:p text:style-name="P2"><text:soft-page-break/>Turner and Hooch (1989)</text:p>
      <text:p text:style-name="P2">The Twelve Chairs (1970)</text:p>
      <text:p text:style-name="P1">Twelve O'Clock High (1949)</text:p>
      <text:p text:style-name="P2">Twilight Zone: The Movie (1983)</text:p>
      <text:p text:style-name="P2">Twins (1988)</text:p>
      <text:p text:style-name="P2">Twister (1996)</text:p>
      <text:p text:style-name="P2">The Undefeated (1969)</text:p>
      <text:p text:style-name="P2">Under Siege (1992)</text:p>
      <text:p text:style-name="P2">Untamed Heart (1993)</text:p>
      <text:p text:style-name="P2">Up in the Air (2009)</text:p>
      <text:p text:style-name="P2">Used Cars (1980)</text:p>
      <text:p text:style-name="P2">U.S. Marshals (1998)</text:p>
      <text:p text:style-name="P2">The Usual Suspects (1995)</text:p>
      <text:p text:style-name="P2">The Valley of Gwangi (1969)</text:p>
      <text:p text:style-name="P2">Vantage Point (2008)</text:p>
      <text:p text:style-name="P2">Vertigo (1958)</text:p>
      <text:p text:style-name="P2">V for Vendetta (2005)</text:p>
      <text:p text:style-name="P2">Victor Victoria (1982)</text:p>
      <text:p text:style-name="P2">Virus (1999)</text:p>
      <text:p text:style-name="P2">Volcano (1997)</text:p>
      <text:p text:style-name="P2">Von Ryan's Express (1965)</text:p>
      <text:p text:style-name="P2">Voyage to the Bottom of the Sea (1961)</text:p>
      <text:p text:style-name="P2">Waitress (2007)</text:p>
      <text:p text:style-name="P2">Wall Street 2 (2010)</text:p>
      <text:p text:style-name="P2">WarGames (1983)</text:p>
      <text:p text:style-name="P2">The War of the Worlds (1953)</text:p>
      <text:p text:style-name="P2">War of the Worlds (2005)</text:p>
      <text:p text:style-name="P2">Wedding Crashers (2005)</text:p>
      <text:p text:style-name="P2">Weekend at Bernie's (1989)</text:p>
      <text:p text:style-name="P2">We're No Angels (1955)</text:p>
      <text:p text:style-name="P2">What About Bob (1991)</text:p>
      <text:p text:style-name="P2">When Harry Met Sally (1989)</text:p>
      <text:p text:style-name="P2">While You Were Sleeping (1995)</text:p>
      <text:p text:style-name="P2">The Whole Nine Yards (2000)</text:p>
      <text:p text:style-name="P2">The Whole Ten Yards (2004)</text:p>
      <text:p text:style-name="P2">Wildcats (1986)</text:p>
      <text:p text:style-name="P2">Wild Wild West (1999)</text:p>
      <text:p text:style-name="P2">Willow (1988)</text:p>
      <text:p text:style-name="P2">Wimbledon (2004)</text:p>
      <text:p text:style-name="P2">The Witches of Eastwick (1987)</text:p>
      <text:p text:style-name="P2">Without a Paddle (2004)</text:p>
      <text:p text:style-name="P2">Working Girl (1988)</text:p>
      <text:p text:style-name="P2">The World According to Garp (1982)</text:p>
      <text:p text:style-name="P2">The World Is Not Enough (1999)</text:p>
      <text:p text:style-name="P2">X1: X-Men (2000)</text:p>
      <text:p text:style-name="P2">X2: X-Men United (2003)</text:p>
      <text:p text:style-name="P2">X3: The Last Stand (2006)</text:p>
      <text:p text:style-name="P2">You Can't Take It With You (1938)</text:p>
      <text:p text:style-name="P2">Young Frankenstein (1974)</text:p>
      <text:p text:style-name="P2">Young Guns (1988)</text:p>
      <text:p text:style-name="P2">Young Guns II (1990)</text:p>
      <text:p text:style-name="P2">You Only Live Twice (1967)</text:p>
      <text:p text:style-name="P2">Yours, Mine and Ours (2005)</text:p>
      <text:p text:style-name="P2">You've Got Mail (1998)</text:p>
      <text:p text:style-name="P2">Zodiac (2007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 (1979)</text:p>
      <text:p text:style-name="P2">2001: A Space Odyssey (1968)</text:p>
      <text:p text:style-name="P2">2010 (1984)</text:p>
      <text:p text:style-name="P2">2012 (2009)</text:p>
      <text:p text:style-name="P2">20 Million Miles to Earth (1957)</text:p>
      <text:p text:style-name="P2">29th Street (1991)</text:p>
      <text:p text:style-name="P2">The 40 Year Old Virgin (2005)</text:p>
      <text:p text:style-name="P2">50 First Dates (2004)</text:p>
      <text:p text:style-name="P2">About Last Night (1986)</text:p>
      <text:p text:style-name="P2">About Schmidt (2002)</text:p>
      <text:p text:style-name="P2">The Absent Minded Professor (1961)</text:p>
      <text:p text:style-name="P2">Ace Ventura: When Nature Calls (1995)</text:p>
      <text:p text:style-name="P2">A Christmas Story (1983)</text:p>
      <text:p text:style-name="P2">A Clockwork Orange (1971)</text:p>
      <text:p text:style-name="P2">A Fish Called Wanda (1988)</text:p>
      <text:p text:style-name="P2">The Alamo (1960)</text:p>
      <text:p text:style-name="P2">Ali (2001)</text:p>
      <text:p text:style-name="P2">Aliens in the Attic (2009)</text:p>
      <text:p text:style-name="P2">Alien vs Predator (2004)</text:p>
      <text:p text:style-name="P2">Almost Famous (2000)</text:p>
      <text:p text:style-name="P2">Along Came a Spider (2001)</text:p>
      <text:p text:style-name="P2">Altered States (1980)</text:p>
      <text:p text:style-name="P2">American Pie Presents The Naked Mile (2006)</text:p>
      <text:p text:style-name="P2">American Werewolf in London (1981)</text:p>
      <text:p text:style-name="P2">Amityville Horror (2005)</text:p>
      <text:p text:style-name="P2">Anaconda (1997)</text:p>
      <text:p text:style-name="P2">Anacondas: The Hunt for the Blood Orchid (2004)</text:p>
      <text:p text:style-name="P2">Anger Management (2003)</text:p>
      <text:p text:style-name="P2">A Nightmare on Elm Street (1984)</text:p>
      <text:p text:style-name="P2">A Nightmare on Elm Street 2 (1985)</text:p>
      <text:p text:style-name="P2">A Nightmare on Elm Street 3 (1985)</text:p>
      <text:p text:style-name="P2">A Nightmare on Elm Street 4 (1988)</text:p>
      <text:p text:style-name="P2">A Nightmare on Elm Street 5 (1989)</text:p>
      <text:p text:style-name="P2">Annie Hall (1977)</text:p>
      <text:p text:style-name="P2">A River Runs Through It (1992)</text:p>
      <text:p text:style-name="P2">Arthur (1981)</text:p>
      <text:p text:style-name="P2">Artificial Intelligence (2001)</text:p>
      <text:p text:style-name="P2">The Aviator (2004)</text:p>
      <text:p text:style-name="P2">Bachelor Party (1984)</text:p>
      <text:p text:style-name="P2">Basic Instinct (1992)</text:p>
      <text:p text:style-name="P2">The Beastmaster (1982)</text:p>
      <text:p text:style-name="P2">Benny &amp; Joon (1993)</text:p>
      <text:p text:style-name="P2">Beverly Hills Cop II (1987)</text:p>
      <text:p text:style-name="P2">Beverly Hills Cop III (1994)</text:p>
      <text:p text:style-name="P2">Bewitched (2005)</text:p>
      <text:p text:style-name="P2">Big Daddy (1999)</text:p>
      <text:p text:style-name="P2">Big Jake (1971)</text:p>
      <text:p text:style-name="P2">Biloxi Blues (1988)</text:p>
      <text:p text:style-name="P2">Blame it on Rio (1984)</text:p>
      <text:p text:style-name="P2">Blue Hawaii (1961)</text:p>
      <text:p text:style-name="P2">Boat Trip (2002)</text:p>
      <text:p text:style-name="P2">Bowfinger (1999)</text:p>
      <text:p text:style-name="P2">Brainstorm (1983)</text:p>
      <text:p text:style-name="P2">The Brain That Wouldn't Die (1962)</text:p>
      <text:p text:style-name="P2">Breaking Away (1979)</text:p>
      <text:p text:style-name="P2">Brighton Beach Memoirs (1986)</text:p>
      <text:p text:style-name="P2">Brokeback Mountain (2005)</text:p>
      <text:p text:style-name="P2">The Burbs (1989)</text:p>
      <text:p text:style-name="P2">Bustin' Loose (1981)</text:p>
      <text:p text:style-name="P2">Butch Cassidy and the Sundance Kid (1969)</text:p>
      <text:p text:style-name="P1">The Butterfly Effect (2004)</text:p>
      <text:p text:style-name="P2">The Candidate (1972)</text:p>
      <text:p text:style-name="P2">Captain Ron (1992)</text:p>
      <text:p text:style-name="P2">Carnal Knowledge (1971)</text:p>
      <text:p text:style-name="P2">Car Wash (1976)</text:p>
      <text:p text:style-name="P2">Catch Me if You Can (2002)</text:p>
      <text:p text:style-name="P2">Charlie and the Chocolate Factory (2005)</text:p>
      <text:p text:style-name="P2">Chasing Christmas (2005)</text:p>
      <text:p text:style-name="P2">Cheaper By the Dozen (2003)</text:p>
      <text:p text:style-name="P2">Children Of The Corn (1984)</text:p>
      <text:p text:style-name="P2">The China Syndrome (1979)</text:p>
      <text:p text:style-name="P2">Christmas With The Kranks (2004)</text:p>
      <text:p text:style-name="P2">The Chronicles of Narnia: The Lion, the Witch and the Wardrobe (2005)</text:p>
      <text:p text:style-name="P2">Cinderella Man (2005)</text:p>
      <text:p text:style-name="P2">City Slickers (1991)</text:p>
      <text:p text:style-name="P2">The Coca-Cola Kid (1985)</text:p>
      <text:p text:style-name="P2">Cocoon: The Return (1988)</text:p>
      <text:p text:style-name="P2">Cold Mountain (2003)</text:p>
      <text:p text:style-name="P2">The Color Of Money (1986)</text:p>
      <text:p text:style-name="P2">Coma (1978)</text:p>
      <text:p text:style-name="P2">Constantine (2005)</text:p>
      <text:p text:style-name="P2">Cool Hand Luke (1967)</text:p>
      <text:p text:style-name="P2">Cool Runnings (1993)</text:p>
      <text:p text:style-name="P2">The Core (2003)</text:p>
      <text:p text:style-name="P2">Crash (2004)</text:p>
      <text:p text:style-name="P2">Creator (1984)</text:p>
      <text:p text:style-name="P2">Creature From the Black Lagoon (1954)</text:p>
      <text:p text:style-name="P2">The Creature Walks Among Us (1956)</text:p>
      <text:p text:style-name="P2">Critters (1986)</text:p>
      <text:p text:style-name="P2">Crossroads (1986)</text:p>
      <text:p text:style-name="P2">Damien: Omen II (1978)</text:p>
      <text:p text:style-name="P2">Dan in Real Life (2007)</text:p>
      <text:p text:style-name="P2">Daredevil (2003)</text:p>
      <text:p text:style-name="P2">Darkness Falls (2003)</text:p>
      <text:p text:style-name="P2">The Da Vinci Code (2006)</text:p>
      <text:p text:style-name="P2">The Day the Earth Stood Still (2009)</text:p>
      <text:p text:style-name="P2">The Dead Zone (1983)</text:p>
      <text:p text:style-name="P2">Defending Your Life (1991)</text:p>
      <text:p text:style-name="P2">Dick Tracy (1990)</text:p>
      <text:p text:style-name="P2">Die Hard with a Vengeance (1995)</text:p>
      <text:p text:style-name="P2">Dirty Work (1998)</text:p>
      <text:p text:style-name="P2">The Dish (2000)</text:p>
      <text:p text:style-name="P2">District 9 (2009)</text:p>
      <text:p text:style-name="P2">Doctor Dolittle (1998)</text:p>
      <text:p text:style-name="P2">Dog Day Afternoon (1975)</text:p>
      <text:p text:style-name="P2">Double Jeopardy (1999)</text:p>
      <text:p text:style-name="P2">Dracula (1931)</text:p>
      <text:p text:style-name="P2">Dragonheart (1996)</text:p>
      <text:p text:style-name="P2">Earth vs the Flying Saucers (1956)</text:p>
      <text:p text:style-name="P2">Easy Money (1983)</text:p>
      <text:p text:style-name="P2">Easy Rider (1969)</text:p>
      <text:p text:style-name="P2">Eddie and the Cruisers (1983)</text:p>
      <text:p text:style-name="P2">Entrapment (1999)</text:p>
      <text:p text:style-name="P2">Escape From New York (1981)</text:p>
      <text:p text:style-name="P2">Event Horizon (1997)</text:p>
      <text:p text:style-name="P2"><text:soft-page-break/>The Evil Dead (1981)</text:p>
      <text:p text:style-name="P2">The Evil Dead 2 (1987)</text:p>
      <text:p text:style-name="P2">Exorcist: The Beginning (2004)</text:p>
      <text:p text:style-name="P1">Explorers (1985)</text:p>
      <text:p text:style-name="P2">Fahrenheit 451 (1966)</text:p>
      <text:p text:style-name="P2">The Falcon and the Snowman (1985)</text:p>
      <text:p text:style-name="P2">The Family Man (2000)</text:p>
      <text:p text:style-name="P2">Fantastic Four (2005)</text:p>
      <text:p text:style-name="P2">Fatal Attraction (1987)</text:p>
      <text:p text:style-name="P2">Fever Pitch (2005)</text:p>
      <text:p text:style-name="P2">The Fighting Seabees (1944)</text:p>
      <text:p text:style-name="P2">The Final Destination (2009)</text:p>
      <text:p text:style-name="P2">Finding Forrester (2000)</text:p>
      <text:p text:style-name="P2">Firestarter (1984)</text:p>
      <text:p text:style-name="P2">Firewall (2006)</text:p>
      <text:p text:style-name="P2">The First Men in the Moon (1964)</text:p>
      <text:p text:style-name="P2">The Fisher King (1991)</text:p>
      <text:p text:style-name="P2">Flags of Our Fathers (2006)</text:p>
      <text:p text:style-name="P2">Flatliners (1990)</text:p>
      <text:p text:style-name="P2">Fletch (1985)</text:p>
      <text:p text:style-name="P2">Flight of the Phoenix (2004)</text:p>
      <text:p text:style-name="P2">Flightplan (2005)</text:p>
      <text:p text:style-name="P2">Flirting (1991)</text:p>
      <text:p text:style-name="P2">The Fly (1986)</text:p>
      <text:p text:style-name="P2">The Fly II (1989)</text:p>
      <text:p text:style-name="P2">The Fog (1980)</text:p>
      <text:p text:style-name="P2">Forbidden Planet (1956)</text:p>
      <text:p text:style-name="P2">Foul Play (1978)</text:p>
      <text:p text:style-name="P2">Frankenstein (1931)</text:p>
      <text:p text:style-name="P2">Frankenstein Meets the Wolf Man (1943)</text:p>
      <text:p text:style-name="P2">Freddy vs Jason (2003)</text:p>
      <text:p text:style-name="P2">Friday Night Lights (2004)</text:p>
      <text:p text:style-name="P2">Friday the 13th (1980)</text:p>
      <text:p text:style-name="P2">From Hell (2001)</text:p>
      <text:p text:style-name="P2">The Full Monty (1997)</text:p>
      <text:p text:style-name="P2">Funny Farm (1988)</text:p>
      <text:p text:style-name="P2">Gangs of New York (2002)</text:p>
      <text:p text:style-name="P2">Ghost (1990)</text:p>
      <text:p text:style-name="P2">G I Joe: The Rise of Cobra (2009)</text:p>
      <text:p text:style-name="P2">Glengarry Glen Ross (1992)</text:p>
      <text:p text:style-name="P2">Glory (1989)</text:p>
      <text:p text:style-name="P2">Good Morning Vietnam (1987)</text:p>
      <text:p text:style-name="P2">Gorillas in the Mist (1988)</text:p>
      <text:p text:style-name="P2">The Graduate (1967)</text:p>
      <text:p text:style-name="P2">The Great Train Robbery (1979)</text:p>
      <text:p text:style-name="P2">Guess Who's Coming to Dinner (1967)</text:p>
      <text:p text:style-name="P2">Gung Ho (1986)</text:p>
      <text:p text:style-name="P2">Halloween (2007)</text:p>
      <text:p text:style-name="P2">Hamburger Hill (1987)</text:p>
      <text:p text:style-name="P2">Harry Potter and the Goblet of Fire (2005)</text:p>
      <text:p text:style-name="P2">Harry Potter and the Prisoner of Azkaban (2004)</text:p>
      <text:p text:style-name="P2">Heaven Can Wait (1978)</text:p>
      <text:p text:style-name="P2">High Fidelity (2000)</text:p>
      <text:p text:style-name="P2">Highlander 4: Endgame (2000)</text:p>
      <text:p text:style-name="P2">The Hills Have Eyes II (2007)</text:p>
      <text:p text:style-name="P2">The Hitchhiker's Guide to the Galaxy (2005)</text:p>
      <text:p text:style-name="P2">Holes (2003)</text:p>
      <text:p text:style-name="P2">Home Alone (1990)</text:p>
      <text:p text:style-name="P2">Home Alone 2: Lost in New York (1992)</text:p>
      <text:p text:style-name="P2">Hook (1991)</text:p>
      <text:p text:style-name="P1">Hoosiers (1986)</text:p>
      <text:p text:style-name="P2">The Horse Soldiers (1959)</text:p>
      <text:p text:style-name="P2">Hotel Rwanda (2004)</text:p>
      <text:p text:style-name="P2">How the Grinch Stole Christmas (2000)</text:p>
      <text:p text:style-name="P2">How the West Was Won (1962)</text:p>
      <text:p text:style-name="P2">Ice Age 3: Dawn of the Dinosaurs (2009)</text:p>
      <text:p text:style-name="P2">Inkheart (2008)</text:p>
      <text:p text:style-name="P2">Inspector Gadget (1999)</text:p>
      <text:p text:style-name="P2">Invasion U S A (1985)</text:p>
      <text:p text:style-name="P2">Invisible Agent (1942)</text:p>
      <text:p text:style-name="P2">The Invisible Man (1933)</text:p>
      <text:p text:style-name="P2">The Invisible Man Returns (1940)</text:p>
      <text:p text:style-name="P2">The Invisible Woman (1940)</text:p>
      <text:p text:style-name="P2">Iron Eagle (1986)</text:p>
      <text:p text:style-name="P2">The Island (2005)</text:p>
      <text:p text:style-name="P2">The Island of Dr. Moreau (1996)</text:p>
      <text:p text:style-name="P2">Jerry Maguire (1996)</text:p>
      <text:p text:style-name="P2">Joe's Apartment (1996)</text:p>
      <text:p text:style-name="P2">Jumper (2009)</text:p>
      <text:p text:style-name="P2">Juno (2007)</text:p>
      <text:p text:style-name="P2">Jurassic Park: The Lost World (1997)</text:p>
      <text:p text:style-name="P2">K-19: The Widowmaker (2002)</text:p>
      <text:p text:style-name="P2">The Karate Kid II (1986)</text:p>
      <text:p text:style-name="P2">The Karate Kid III (1989)</text:p>
      <text:p text:style-name="P2">King Kong (1933)</text:p>
      <text:p text:style-name="P2">King Kong (2005)</text:p>
      <text:p text:style-name="P2">Kiss The Girls (1997)</text:p>
      <text:p text:style-name="P2">K-Pax (2001)</text:p>
      <text:p text:style-name="P2">Ladder 49 (2004)</text:p>
      <text:p text:style-name="P2">The Lake House (2006)</text:p>
      <text:p text:style-name="P2">Last House on the Left (1972)</text:p>
      <text:p text:style-name="P2">The Lawnmower Man (1992)</text:p>
      <text:p text:style-name="P2">The League of Extraordinary Gentlemen (2003)</text:p>
      <text:p text:style-name="P2">Lean On Me (1989)</text:p>
      <text:p text:style-name="P2">Lemony Snicket's A Series of Unfortunate Events (2004)</text:p>
      <text:p text:style-name="P2">Letters From Iwo Jima (2006)</text:p>
      <text:p text:style-name="P2">Liar Liar (1997)</text:p>
      <text:p text:style-name="P2">The Life Aquatic With Steve Zissou (2004)</text:p>
      <text:p text:style-name="P2">The Longest Yard (2005)</text:p>
      <text:p text:style-name="P2">Looker (1981)</text:p>
      <text:p text:style-name="P2">Lord of War (2005)</text:p>
      <text:p text:style-name="P2">The Lost Boys (1987)</text:p>
      <text:p text:style-name="P2">Lost Horizon (1937)</text:p>
      <text:p text:style-name="P2">Lost In America (1985)</text:p>
      <text:p text:style-name="P2">Lost in Space (1998)</text:p>
      <text:p text:style-name="P2">Magic (1978)</text:p>
      <text:p text:style-name="P2">The Magnificent Seven (1960)</text:p>
      <text:p text:style-name="P2">The Man in the Moon (1991)</text:p>
      <text:p text:style-name="P2">Mannequin (1987)</text:p>
      <text:p text:style-name="P2">Man of the Year (2006)</text:p>
      <text:p text:style-name="P2">Marathon Man (1976)</text:p>
      <text:p text:style-name="P2">Marley and Me (2008)</text:p>
      <text:p text:style-name="P2">Max Dugan Returns (1983)</text:p>
      <text:p text:style-name="P2">Meet the Fockers (2004)</text:p>
      <text:p text:style-name="P2">Meet the Parents (2000)</text:p>
      <text:p text:style-name="P2">Midnight Cowboy (1969)</text:p>
      <text:p text:style-name="P2"><text:soft-page-break/>Midnight Express (1978)</text:p>
      <text:p text:style-name="P2">Million Dollar Baby (2004)</text:p>
      <text:p text:style-name="P1">Miracle on 34th Street (1947)</text:p>
      <text:p text:style-name="P2">Misery (1990)</text:p>
      <text:p text:style-name="P2">Missing in Action (1984)</text:p>
      <text:p text:style-name="P2">Mission To Mars (2000)</text:p>
      <text:p text:style-name="P2">Moby Dick (1956)</text:p>
      <text:p text:style-name="P2">The Money Pit (1986)</text:p>
      <text:p text:style-name="P2">Mr and Mrs Smith (2005)</text:p>
      <text:p text:style-name="P2">Mr Holland's Opus (1996)</text:p>
      <text:p text:style-name="P2">Mr Mom (1983)</text:p>
      <text:p text:style-name="P2">Mrs. Doubtfire (1993)</text:p>
      <text:p text:style-name="P2">The Mummy (1932)</text:p>
      <text:p text:style-name="P2">Murder By Numbers (2002)</text:p>
      <text:p text:style-name="P2">Murder by Phone (1982)</text:p>
      <text:p text:style-name="P2">Murphy's Romance (1985)</text:p>
      <text:p text:style-name="P2">My Bodyguard (1980)</text:p>
      <text:p text:style-name="P2">My Darling Clementine (1946)</text:p>
      <text:p text:style-name="P2">My Favorite Martian (1999)</text:p>
      <text:p text:style-name="P2">My Science Project (1985)</text:p>
      <text:p text:style-name="P2">Mysterious Island (1961)</text:p>
      <text:p text:style-name="P2">National Lampoon's Christmas Vacation (1989)</text:p>
      <text:p text:style-name="P2">National Lampoon's European Vacation (1985)</text:p>
      <text:p text:style-name="P2">National Lampoon's Vacation (1983)</text:p>
      <text:p text:style-name="P2">The Negotiator (1998)</text:p>
      <text:p text:style-name="P2">Network (1976)</text:p>
      <text:p text:style-name="P2">Night at the Museum: Battle of the Smithsonian (2009)</text:p>
      <text:p text:style-name="P2">The Nightmare Before Christmas (1993)</text:p>
      <text:p text:style-name="P2">Night of the Living Dead (1990)</text:p>
      <text:p text:style-name="P2">The Notebook (2004)</text:p>
      <text:p text:style-name="P2">The Nutty Professor (1996)</text:p>
      <text:p text:style-name="P2">Nutty Professor II: The Klumps (2000)</text:p>
      <text:p text:style-name="P2">Office Space (1999)</text:p>
      <text:p text:style-name="P2">Oh, God (1977)</text:p>
      <text:p text:style-name="P2">Old School (2003)</text:p>
      <text:p text:style-name="P2">Old Yeller (1957)</text:p>
      <text:p text:style-name="P2">Omen III: The Final Conflict (1981)</text:p>
      <text:p text:style-name="P2">One Eight Seven (1997)</text:p>
      <text:p text:style-name="P2">One Hour Photo (2002)</text:p>
      <text:p text:style-name="P2">On Golden Pond (1981)</text:p>
      <text:p text:style-name="P2">The Onion Field (1979)</text:p>
      <text:p text:style-name="P2">Open Water (2004)</text:p>
      <text:p text:style-name="P2">The Others (2001)</text:p>
      <text:p text:style-name="P2">The Outsiders (1983)</text:p>
      <text:p text:style-name="P2">The Ox-Bow Incident (1943)</text:p>
      <text:p text:style-name="P2">Pale Rider (1985)</text:p>
      <text:p text:style-name="P2">Panic Room (2002)</text:p>
      <text:p text:style-name="P2">Pay It Forward (2000)</text:p>
      <text:p text:style-name="P2">Pet Sematary (1989)</text:p>
      <text:p text:style-name="P2">Platoon (1986)</text:p>
      <text:p text:style-name="P2">The Polar Express (2004)</text:p>
      <text:p text:style-name="P2">Powder (1995)</text:p>
      <text:p text:style-name="P2">The Prestige (2006)</text:p>
      <text:p text:style-name="P2">The Punisher (2004)</text:p>
      <text:p text:style-name="P2">Push (2009)</text:p>
      <text:p text:style-name="P2">The Quick and the Dead (1995)</text:p>
      <text:p text:style-name="P2">Quiz Show (1994)</text:p>
      <text:p text:style-name="P2">The Rainmaker (1997)</text:p>
      <text:p text:style-name="P2">Rain Man (1988)</text:p>
      <text:p text:style-name="P2">Ratatouille (2007)</text:p>
      <text:p text:style-name="P1">Ray (2004)</text:p>
      <text:p text:style-name="P2">Re-Animator (1985)</text:p>
      <text:p text:style-name="P2">Red Planet (2000)</text:p>
      <text:p text:style-name="P2">Remo Williams: The Adventure Begins (1985)</text:p>
      <text:p text:style-name="P2">The Replacements (2000)</text:p>
      <text:p text:style-name="P2">Repo Man (1984)</text:p>
      <text:p text:style-name="P2">Resident Evil (2002)</text:p>
      <text:p text:style-name="P2">Revenge of the Creature (1955)</text:p>
      <text:p text:style-name="P2">The Right Stuff (1983)</text:p>
      <text:p text:style-name="P2">The Ring (2002)</text:p>
      <text:p text:style-name="P2">Risky Business (1983)</text:p>
      <text:p text:style-name="P2">Robinson Cruso (1997)</text:p>
      <text:p text:style-name="P2">RoboCop (1987)</text:p>
      <text:p text:style-name="P2">Robots (2005)</text:p>
      <text:p text:style-name="P2">The Rocketeer (1991)</text:p>
      <text:p text:style-name="P2">Rollerball (2002)</text:p>
      <text:p text:style-name="P2">Rudy (1993)</text:p>
      <text:p text:style-name="P2">Runaway (2005)</text:p>
      <text:p text:style-name="P2">Runaway Train (1985)</text:p>
      <text:p text:style-name="P2">The Running Man (1987)</text:p>
      <text:p text:style-name="P2">Running on Empty (1988)</text:p>
      <text:p text:style-name="P2">Rush Hour (1998)</text:p>
      <text:p text:style-name="P2">The Sandlot (1993)</text:p>
      <text:p text:style-name="P2">Saw (2004)</text:p>
      <text:p text:style-name="P2">Scanners (1981)</text:p>
      <text:p text:style-name="P2">Scary Movie (2000)</text:p>
      <text:p text:style-name="P2">The Scorpion King (2002)</text:p>
      <text:p text:style-name="P2">Seabiscuit (2003)</text:p>
      <text:p text:style-name="P2">She's Having A Baby (1988)</text:p>
      <text:p text:style-name="P2">Signs (2002)</text:p>
      <text:p text:style-name="P2">Silver Bullet (1985)</text:p>
      <text:p text:style-name="P2">Silver Streak (1976)</text:p>
      <text:p text:style-name="P2">Sister Act (1992)</text:p>
      <text:p text:style-name="P2">Sister Act II (1993)</text:p>
      <text:p text:style-name="P2">Sleeper (1973)</text:p>
      <text:p text:style-name="P2">Sleepless in Seattle (1993)</text:p>
      <text:p text:style-name="P2">Sleepwalkers (1992)</text:p>
      <text:p text:style-name="P2">Sling Blade (1996)</text:p>
      <text:p text:style-name="P2">Snakes On A Plane (2006)</text:p>
      <text:p text:style-name="P2">Something Wicked This Way Comes (1983)</text:p>
      <text:p text:style-name="P2">Son of Dracula (1943)</text:p>
      <text:p text:style-name="P2">Southern Comfort (2003)</text:p>
      <text:p text:style-name="P2">Space Camp (1986)</text:p>
      <text:p text:style-name="P2">Spartacus (2004)</text:p>
      <text:p text:style-name="P2">Species (1995)</text:p>
      <text:p text:style-name="P2">Spencer's Mountain (1963)</text:p>
      <text:p text:style-name="P2">Splash (1984)</text:p>
      <text:p text:style-name="P2">Spy Game (2001)</text:p>
      <text:p text:style-name="P2">Stand By Me (1986)</text:p>
      <text:p text:style-name="P2">Still Smokin' (1983)</text:p>
      <text:p text:style-name="P2">Stir Crazy (1980)</text:p>
      <text:p text:style-name="P2">Strange Brew (1983)</text:p>
      <text:p text:style-name="P2">Striptease (1996)</text:p>
      <text:p text:style-name="P2">The Super (1991)</text:p>
      <text:p text:style-name="P2">Surrogates (2009)</text:p>
      <text:p text:style-name="P2">The Taking of Pelham 123 (2009)</text:p>
      <text:p text:style-name="P2"><text:soft-page-break/>The Talented Mr Ripley (1999)</text:p>
      <text:p text:style-name="P2">Taps (1981)</text:p>
      <text:p text:style-name="P1">Terminator 3: Rise of the Machines (2003)</text:p>
      <text:p text:style-name="P2">Terminator Salvation (2009)</text:p>
      <text:p text:style-name="P2">The Texas Chainsaw Massacre (2003)</text:p>
      <text:p text:style-name="P2">Thelma and Louise (1991)</text:p>
      <text:p text:style-name="P2">There's Something About Mary (1998)</text:p>
      <text:p text:style-name="P2">They Call Me MISTER Tibbs (1970)</text:p>
      <text:p text:style-name="P2">They Live (1988)</text:p>
      <text:p text:style-name="P2">The Thing From Another World (1951)</text:p>
      <text:p text:style-name="P2">Three Kings (1999)</text:p>
      <text:p text:style-name="P2">THX 1138 (1971)</text:p>
      <text:p text:style-name="P2">Time After Time (1979)</text:p>
      <text:p text:style-name="P2">Time Bandits (1981)</text:p>
      <text:p text:style-name="P2">Timeline (2003)</text:p>
      <text:p text:style-name="P2">The Time Machine (2002)</text:p>
      <text:p text:style-name="P2">Tin Cup (1996)</text:p>
      <text:p text:style-name="P2">Titanic (1997)</text:p>
      <text:p text:style-name="P2">Top Gun (1986)</text:p>
      <text:p text:style-name="P2">The Towering Inferno (1974)</text:p>
      <text:p text:style-name="P2">Transformers (2007)</text:p>
      <text:p text:style-name="P2">Treasure Island (1950)</text:p>
      <text:p text:style-name="P2">Tremors (1990)</text:p>
      <text:p text:style-name="P2">Tremors 4: The Legend Begins (2004)</text:p>
      <text:p text:style-name="P2">Tremors II: Aftershocks (1996)</text:p>
      <text:p text:style-name="P2">Trilogy of Terror (1975)</text:p>
      <text:p text:style-name="P2">Unbreakable (2000)</text:p>
      <text:p text:style-name="P2">Uncommon Valor (1983)</text:p>
      <text:p text:style-name="P2">Unforgiven (1992)</text:p>
      <text:p text:style-name="P2">Up In Smoke (1978)</text:p>
      <text:p text:style-name="P2">Van Helsing (2004)</text:p>
      <text:p text:style-name="P2">Varsity Blues (1999)</text:p>
      <text:p text:style-name="P2">Vice Versa (1988)</text:p>
      <text:p text:style-name="P2">Walking Tall (2004)</text:p>
      <text:p text:style-name="P2">The War Wagon (1967)</text:p>
      <text:p text:style-name="P2">The Waterboy (1998)</text:p>
      <text:p text:style-name="P2">Waterworld (1995)</text:p>
      <text:p text:style-name="P2">The Wedding Singer (1998)</text:p>
      <text:p text:style-name="P2">Westworld (1973)</text:p>
      <text:p text:style-name="P2">What Dreams May Come (1998)</text:p>
      <text:p text:style-name="P2">White Men Can't Jump (1992)</text:p>
      <text:p text:style-name="P2">White Noise (2005)</text:p>
      <text:p text:style-name="P2">Wild Hogs (2007)</text:p>
      <text:p text:style-name="P2">Windtalkers (2002)</text:p>
      <text:p text:style-name="P2">The Wolfman (2010)</text:p>
      <text:p text:style-name="P2">The Woman in Red (1984)</text:p>
      <text:p text:style-name="P2">Wonder Boys (2000)</text:p>
      <text:p text:style-name="P2">World's Greatest Dad (2009)</text:p>
      <text:p text:style-name="P2">Wyatt Earp (1994)</text:p>
      <text:p text:style-name="P2">X-Men Origins: Wolverine (2009)</text:p>
      <text:p text:style-name="P2">xXx (2002)</text:p>
      <text:p text:style-name="P2">Year One (2009)</text:p>
      <text:p text:style-name="P2">Yes Man (2008)</text:p>
      <text:p text:style-name="P2">Youngblood (1986)</text:p>
      <text:p text:style-name="P2">Yours, Mine and Ours (1968)</text:p>
      <text:p text:style-name="P2">Zack and Miri Make a Porno (2008)</text:p>
      <text:p text:style-name="P2">Zathura: A Space Adventure (2005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228in" fo:margin-right="0.1772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 Gundlach</meta:initial-creator>
    <meta:creation-date>2011-03-09T08:51:57.69</meta:creation-date>
    <dc:date>2011-03-11T21:59:08.41</dc:date>
    <dc:creator>Dan Gundlach</dc:creator>
    <meta:editing-duration>PT1H41M11S</meta:editing-duration>
    <meta:editing-cycles>7</meta:editing-cycles>
    <meta:generator>OpenOffice.org/3.3$Win32 OpenOffice.org_project/330m20$Build-9567</meta:generator>
    <meta:printed-by>Dan Gundlach</meta:printed-by>
    <meta:print-date>2011-03-11T19:16:17.07</meta:print-date>
    <meta:document-statistic meta:table-count="0" meta:image-count="0" meta:object-count="0" meta:page-count="12" meta:paragraph-count="1271" meta:word-count="4874" meta:character-count="28913"/>
  </office:meta>
</office:document-meta>
</file>